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27cm"/>
    </style:style>
    <style:style style:name="co2" style:family="table-column">
      <style:table-column-properties fo:break-before="auto" style:column-width="3.872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5.135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Count</text:p>
          </table:table-cell>
          <table:table-cell table:number-columns-repeated="2"/>
        </table:table-row>
        <table:table-row table:style-name="ro1">
          <table:table-cell office:value-type="string">
            <text:p>U1</text:p>
          </table:table-cell>
          <table:table-cell office:value-type="string">
            <text:p>78L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U2</text:p>
          </table:table-cell>
          <table:table-cell office:value-type="string">
            <text:p>79L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U3,U5</text:p>
          </table:table-cell>
          <table:table-cell office:value-type="string">
            <text:p>LM290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U4</text:p>
          </table:table-cell>
          <table:table-cell office:value-type="string">
            <text:p>CD4060B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Q1,Q3</text:p>
          </table:table-cell>
          <table:table-cell office:value-type="string">
            <text:p>BC33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BC55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1,D2,D3,D6,D10,D12</text:p>
          </table:table-cell>
          <table:table-cell office:value-type="string">
            <text:p>1N414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D4</text:p>
          </table:table-cell>
          <table:table-cell office:value-type="string">
            <text:p>Zener 2.4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D5</text:p>
          </table:table-cell>
          <table:table-cell office:value-type="string">
            <text:p>Zener 7.5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7</text:p>
          </table:table-cell>
          <table:table-cell office:value-type="string">
            <text:p>LED Blue 3mm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8</text:p>
          </table:table-cell>
          <table:table-cell office:value-type="string">
            <text:p>LED Green 3mm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9</text:p>
          </table:table-cell>
          <table:table-cell office:value-type="string">
            <text:p>LED Red 3mm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11</text:p>
          </table:table-cell>
          <table:table-cell office:value-type="string">
            <text:p>LED Yellow 3mm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1,C4</text:p>
          </table:table-cell>
          <table:table-cell office:value-type="string">
            <text:p>330uF/35V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C6</text:p>
          </table:table-cell>
          <table:table-cell office:value-type="string">
            <text:p>47uF/16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1uF/16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7</text:p>
          </table:table-cell>
          <table:table-cell office:value-type="string">
            <text:p>220nF/16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2,C5,C8,C11,C12,C13</text:p>
          </table:table-cell>
          <table:table-cell office:value-type="string">
            <text:p>100nF/16V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C9,C10</text:p>
          </table:table-cell>
          <table:table-cell office:value-type="string">
            <text:p>22pF/16V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8,R14,R19</text:p>
          </table:table-cell>
          <table:table-cell office:value-type="string">
            <text:p>1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13</text:p>
          </table:table-cell>
          <table:table-cell office:value-type="string">
            <text:p>56k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4,R6,R10,R11,R15,R16,R18</text:p>
          </table:table-cell>
          <table:table-cell office:value-type="string">
            <text:p>10k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3</text:p>
          </table:table-cell>
          <table:table-cell office:value-type="string">
            <text:p>5k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2,R5</text:p>
          </table:table-cell>
          <table:table-cell office:value-type="string">
            <text:p>4k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R9,R17</text:p>
          </table:table-cell>
          <table:table-cell office:value-type="string">
            <text:p>3k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R1,R7</text:p>
          </table:table-cell>
          <table:table-cell office:value-type="string">
            <text:p>2k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R12</text:p>
          </table:table-cell>
          <table:table-cell office:value-type="string">
            <text:p>1k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F1</text:p>
          </table:table-cell>
          <table:table-cell office:value-type="string">
            <text:p>Fuse 100mA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use holde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K1</text:p>
          </table:table-cell>
          <table:table-cell office:value-type="string">
            <text:p>Relay 12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1,P3,P4,P6,P7</text:p>
          </table:table-cell>
          <table:table-cell office:value-type="string">
            <text:p>Terminal 2-pin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P2,P5</text:p>
          </table:table-cell>
          <table:table-cell office:value-type="string">
            <text:p>Terminal 3-p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1</text:p>
          </table:table-cell>
          <table:table-cell office:value-type="string">
            <text:p>Quartz 4.096MHz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V1</text:p>
          </table:table-cell>
          <table:table-cell office:value-type="string">
            <text:p>Trimpot 47k (optional)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1</text:p>
          </table:table-cell>
          <table:table-cell office:value-type="string">
            <text:p>Transformer 12V/2VA</text:p>
          </table:table-cell>
          <table:table-cell office:value-type="float" office:value="1">
            <text:p>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7.03.2019</text:date>, <text:time>20:40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document-statistic meta:table-count="1" meta:cell-count="107" meta:object-count="0"/>
  </office:meta>
</office:document-meta>
</file>